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5pt" fo:font-weight="bold" officeooo:rsid="0004e5be" officeooo:paragraph-rsid="00131d81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0a3e8d" officeooo:paragraph-rsid="00131d81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07585e" officeooo:paragraph-rsid="00131d81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6772f" officeooo:paragraph-rsid="00131d81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paragraph-rsid="00131d81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8pt" fo:font-weight="bold" officeooo:rsid="0004e5be" officeooo:paragraph-rsid="00131d81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06772f" officeooo:paragraph-rsid="00131d81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07ac25" officeooo:paragraph-rsid="00131d81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08fc73" officeooo:paragraph-rsid="00131d81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rsid="000a3e8d" officeooo:paragraph-rsid="00131d81" style:font-size-asian="18pt" style:font-weight-asian="bold" style:font-size-complex="18pt" style:font-weight-complex="bold"/>
    </style:style>
    <style:style style:name="P11" style:family="paragraph" style:parent-style-name="Text_20_body">
      <style:paragraph-properties fo:break-before="page"/>
      <style:text-properties fo:font-size="15pt" fo:font-weight="bold" officeooo:rsid="0006f49b" officeooo:paragraph-rsid="00131d81" style:font-size-asian="15pt" style:font-weight-asian="bold" style:font-size-complex="15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7585e" style:font-size-asian="18pt" style:font-size-complex="18pt"/>
    </style:style>
    <style:style style:name="T3" style:family="text">
      <style:text-properties officeooo:rsid="0007ac25"/>
    </style:style>
    <style:style style:name="T4" style:family="text">
      <style:text-properties officeooo:rsid="000677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Employee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emp_id</text:p>
          </table:table-cell>
          <table:table-cell table:style-name="Table1.A1" office:value-type="string">
            <text:p text:style-name="P1">emp_name</text:p>
          </table:table-cell>
          <table:table-cell table:style-name="Table1.A1" office:value-type="string">
            <text:p text:style-name="P1">working_date</text:p>
          </table:table-cell>
          <table:table-cell table:style-name="Table1.D1" office:value-type="string">
            <text:p text:style-name="P1">working_hours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Amit</text:p>
          </table:table-cell>
          <table:table-cell table:style-name="Table1.A2" office:value-type="string">
            <text:p text:style-name="P1">2022-05-9</text:p>
          </table:table-cell>
          <table:table-cell table:style-name="Table1.D2" office:value-type="string">
            <text:p text:style-name="P1">12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Amit</text:p>
          </table:table-cell>
          <table:table-cell table:style-name="Table1.A2" office:value-type="string">
            <text:p text:style-name="P1">2022-06-10</text:p>
          </table:table-cell>
          <table:table-cell table:style-name="Table1.D2" office:value-type="string">
            <text:p text:style-name="P1">3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Ayan</text:p>
          </table:table-cell>
          <table:table-cell table:style-name="Table1.A2" office:value-type="string">
            <text:p text:style-name="P1">2022-06-15</text:p>
          </table:table-cell>
          <table:table-cell table:style-name="Table1.D2" office:value-type="string">
            <text:p text:style-name="P1">5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Amit</text:p>
          </table:table-cell>
          <table:table-cell table:style-name="Table1.A2" office:value-type="string">
            <text:p text:style-name="P1">2022-8-11</text:p>
          </table:table-cell>
          <table:table-cell table:style-name="Table1.D2" office:value-type="string">
            <text:p text:style-name="P1">7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Rahul</text:p>
          </table:table-cell>
          <table:table-cell table:style-name="Table1.A2" office:value-type="string">
            <text:p text:style-name="P1">2022-06-13</text:p>
          </table:table-cell>
          <table:table-cell table:style-name="Table1.D2" office:value-type="string">
            <text:p text:style-name="P1">2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Ruchi</text:p>
          </table:table-cell>
          <table:table-cell table:style-name="Table1.A2" office:value-type="string">
            <text:p text:style-name="P1">2022-08-3</text:p>
          </table:table-cell>
          <table:table-cell table:style-name="Table1.D2" office:value-type="string">
            <text:p text:style-name="P1">6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Milan</text:p>
          </table:table-cell>
          <table:table-cell table:style-name="Table1.A2" office:value-type="string">
            <text:p text:style-name="P1">2022-08-10</text:p>
          </table:table-cell>
          <table:table-cell table:style-name="Table1.D2" office:value-type="string">
            <text:p text:style-name="P1">8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Ruchi</text:p>
          </table:table-cell>
          <table:table-cell table:style-name="Table1.A2" office:value-type="string">
            <text:p text:style-name="P1">2022-05-14</text:p>
          </table:table-cell>
          <table:table-cell table:style-name="Table1.D2" office:value-type="string">
            <text:p text:style-name="P1">3</text:p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Ajeet</text:p>
          </table:table-cell>
          <table:table-cell table:style-name="Table1.A2" office:value-type="string">
            <text:p text:style-name="P1">2022-06-19</text:p>
          </table:table-cell>
          <table:table-cell table:style-name="Table1.D2" office:value-type="string">
            <text:p text:style-name="P1">4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Rahul</text:p>
          </table:table-cell>
          <table:table-cell table:style-name="Table1.A2" office:value-type="string">
            <text:p text:style-name="P1">2022-07-20</text:p>
          </table:table-cell>
          <table:table-cell table:style-name="Table1.D2" office:value-type="string">
            <text:p text:style-name="P1">8</text:p>
          </table:table-cell>
        </table:table-row>
      </table:table>
      <text:p text:style-name="P5"/>
      <text:p text:style-name="P6"/>
      <text:p text:style-name="P7">1) select sum of working hours of all the employees</text:p>
      <text:p text:style-name="P3">2) s<text:span text:style-name="T1">elect sum and avg working hours of all the employees</text:span></text:p>
      <text:p text:style-name="P7"><text:span text:style-name="T3">3</text:span>) select sum of working hours of all the employees where sum is greater than 10</text:p>
      <text:p text:style-name="P8">4) <text:span text:style-name="T4"><text:s/>select sum of working hours of all the employees where emp name starts with A </text:span>or R.</text:p>
      <text:p text:style-name="P4"><text:span text:style-name="T3">5</text:span>) <text:span text:style-name="T2">select </text:span><text:span text:style-name="T1">sum of working hours of all the employees </text:span><text:span text:style-name="T2">where emp name starts with A and sum of their working hours is less than 10</text:span></text:p>
      <text:p text:style-name="P8">6) select the information of an employee whose working hour is maximum</text:p>
      <text:p text:style-name="P8">7) select the informatiion of employees wehre month of working is may</text:p>
      <text:p text:style-name="P9">8)<text:span text:style-name="T3">select the information of an employee whose working </text:span>date<text:span text:style-name="T3"> is </text:span>minimum.</text:p>
      <text:p text:style-name="P10">9) display count of employeee according to month wis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3T16:40:23.789142846</meta:creation-date>
    <dc:date>2022-09-03T16:40:32.616835552</dc:date>
    <meta:editing-duration>PT9S</meta:editing-duration>
    <meta:editing-cycles>1</meta:editing-cycles>
    <meta:document-statistic meta:table-count="1" meta:image-count="0" meta:object-count="0" meta:page-count="1" meta:paragraph-count="54" meta:word-count="170" meta:character-count="874" meta:non-whitespace-character-count="757"/>
    <meta:generator>LibreOffice/6.0.7.3$Linux_X86_64 LibreOffice_project/00m0$Build-3</meta:generator>
  </office:meta>
</office:document-meta>
</file>